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map style:condition="cell-content()&lt;[.$B3]" style:apply-style-name="Bad" style:base-cell-address="'Samples count'.C3"/>
      <style:map style:condition="cell-content()&gt;[.$B3]" style:apply-style-name="Good" style:base-cell-address="'Samples count'.C3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  <style:map style:condition="cell-content()&lt;[.$B3]" style:apply-style-name="Bad" style:base-cell-address="'Samples count'.C3"/>
      <style:map style:condition="cell-content()&gt;[.$B3]" style:apply-style-name="Good" style:base-cell-address="'Samples count'.C3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amples count" table:style-name="ta1">
        <table:table-column table:style-name="co1" table:default-cell-style-name="ce2"/>
        <table:table-column table:style-name="co2" table:default-cell-style-name="ce4"/>
        <table:table-column table:style-name="co2" table:number-columns-repeated="5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BlockingWaitStrategy</text:p>
          </table:table-cell>
          <table:covered-table-cell table:number-columns-repeated="6" table:style-name="Default"/>
          <table:table-cell/>
        </table:table-row>
        <table:table-row table:style-name="ro2">
          <table:table-cell office:value-type="string" calcext:value-type="string">
            <text:p>Threads \ Ring buffer si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7" office:value-type="string" calcext:value-type="string">
            <text:p>Max. ga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580918" calcext:value-type="float">
            <text:p>131580918</text:p>
          </table:table-cell>
          <table:table-cell office:value-type="float" office:value="144970934" calcext:value-type="float">
            <text:p>144970934</text:p>
          </table:table-cell>
          <table:table-cell office:value-type="float" office:value="161682916" calcext:value-type="float">
            <text:p>161682916</text:p>
          </table:table-cell>
          <table:table-cell table:style-name="ce6" office:value-type="float" office:value="178337178" calcext:value-type="float">
            <text:p>178337178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3:.$G3])/[.$B3]-1" office:value-type="percentage" office:value="0.355342254110129" calcext:value-type="percentage">
            <text:p>35,53 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404418" calcext:value-type="float">
            <text:p>129404418</text:p>
          </table:table-cell>
          <table:table-cell office:value-type="float" office:value="8589281" calcext:value-type="float">
            <text:p>8589281</text:p>
          </table:table-cell>
          <table:table-cell office:value-type="float" office:value="186455414" calcext:value-type="float">
            <text:p>186455414</text:p>
          </table:table-cell>
          <table:table-cell office:value-type="float" office:value="183922157" calcext:value-type="float">
            <text:p>183922157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4:.$G4])/[.$B4]-1" office:value-type="percentage" office:value="0.440873633850739" calcext:value-type="percentage">
            <text:p>44,09 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778729" calcext:value-type="float">
            <text:p>125778729</text:p>
          </table:table-cell>
          <table:table-cell office:value-type="float" office:value="23311727" calcext:value-type="float">
            <text:p>23311727</text:p>
          </table:table-cell>
          <table:table-cell office:value-type="float" office:value="11658406" calcext:value-type="float">
            <text:p>11658406</text:p>
          </table:table-cell>
          <table:table-cell office:value-type="float" office:value="25689004" calcext:value-type="float">
            <text:p>25689004</text:p>
          </table:table-cell>
          <table:table-cell office:value-type="float" office:value="174138609" calcext:value-type="float">
            <text:p>174138609</text:p>
          </table:table-cell>
          <table:table-cell office:value-type="float" office:value="174434147" calcext:value-type="float">
            <text:p>174434147</text:p>
          </table:table-cell>
          <table:table-cell table:style-name="ce8" table:formula="of:=MAX([.$C5:.$G5])/[.$B5]-1" office:value-type="percentage" office:value="0.386833436677516" calcext:value-type="percentage">
            <text:p>38,68 %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BusySpinWaitStrategy</text:p>
          </table:table-cell>
          <table:covered-table-cell table:number-columns-repeated="6" table:style-name="Default"/>
          <table:table-cell/>
        </table:table-row>
        <table:table-row table:style-name="ro1">
          <table:table-cell office:value-type="string" calcext:value-type="string">
            <text:p>Threads \ Ring buffer si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7" office:value-type="string" calcext:value-type="string">
            <text:p>Max. ga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580918" calcext:value-type="float">
            <text:p>131580918</text:p>
          </table:table-cell>
          <table:table-cell office:value-type="float" office:value="130568451" calcext:value-type="float">
            <text:p>130568451</text:p>
          </table:table-cell>
          <table:table-cell office:value-type="float" office:value="103173755" calcext:value-type="float">
            <text:p>103173755</text:p>
          </table:table-cell>
          <table:table-cell office:value-type="float" office:value="120163528" calcext:value-type="float">
            <text:p>120163528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9:.$G9])/[.$B9]-1" office:value-type="percentage" office:value="-0.00769463395900616" calcext:value-type="percentage">
            <text:p>-0,77 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404418" calcext:value-type="float">
            <text:p>129404418</text:p>
          </table:table-cell>
          <table:table-cell office:value-type="float" office:value="8675990" calcext:value-type="float">
            <text:p>8675990</text:p>
          </table:table-cell>
          <table:table-cell office:value-type="float" office:value="8571680" calcext:value-type="float">
            <text:p>8571680</text:p>
          </table:table-cell>
          <table:table-cell office:value-type="float" office:value="9008938" calcext:value-type="float">
            <text:p>9008938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10:.$G10])/[.$B10]-1" office:value-type="percentage" office:value="-0.930381526850188" calcext:value-type="percentage">
            <text:p>-93,04 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778729" calcext:value-type="float">
            <text:p>125778729</text:p>
          </table:table-cell>
          <table:table-cell office:value-type="float" office:value="14571799" calcext:value-type="float">
            <text:p>14571799</text:p>
          </table:table-cell>
          <table:table-cell office:value-type="float" office:value="9586759" calcext:value-type="float">
            <text:p>9586759</text:p>
          </table:table-cell>
          <table:table-cell office:value-type="float" office:value="4380336" calcext:value-type="float">
            <text:p>4380336</text:p>
          </table:table-cell>
          <table:table-cell office:value-type="float" office:value="28195098" calcext:value-type="float">
            <text:p>28195098</text:p>
          </table:table-cell>
          <table:table-cell office:value-type="float" office:value="27270617" calcext:value-type="float">
            <text:p>27270617</text:p>
          </table:table-cell>
          <table:table-cell table:style-name="ce8" table:formula="of:=MAX([.$C11:.$G11])/[.$B11]-1" office:value-type="percentage" office:value="-0.775835721793627" calcext:value-type="percentage">
            <text:p>-77,58 %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SleepingWaitStrategy</text:p>
          </table:table-cell>
          <table:covered-table-cell table:number-columns-repeated="6" table:style-name="Default"/>
          <table:table-cell/>
        </table:table-row>
        <table:table-row table:style-name="ro1">
          <table:table-cell office:value-type="string" calcext:value-type="string">
            <text:p>Threads \ Ring buffer si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7" office:value-type="string" calcext:value-type="string">
            <text:p>Max. ga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580918" calcext:value-type="float">
            <text:p>131580918</text:p>
          </table:table-cell>
          <table:table-cell office:value-type="float" office:value="136965922" calcext:value-type="float">
            <text:p>136965922</text:p>
          </table:table-cell>
          <table:table-cell office:value-type="float" office:value="117756461" calcext:value-type="float">
            <text:p>117756461</text:p>
          </table:table-cell>
          <table:table-cell office:value-type="float" office:value="116387386" calcext:value-type="float">
            <text:p>116387386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15:.$G15])/[.$B15]-1" office:value-type="percentage" office:value="0.0409254174682077" calcext:value-type="percentage">
            <text:p>4,09 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404418" calcext:value-type="float">
            <text:p>129404418</text:p>
          </table:table-cell>
          <table:table-cell office:value-type="float" office:value="7795313" calcext:value-type="float">
            <text:p>7795313</text:p>
          </table:table-cell>
          <table:table-cell office:value-type="float" office:value="8890938" calcext:value-type="float">
            <text:p>8890938</text:p>
          </table:table-cell>
          <table:table-cell office:value-type="float" office:value="9072776" calcext:value-type="float">
            <text:p>9072776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16:.$G16])/[.$B16]-1" office:value-type="percentage" office:value="-0.929888205207955" calcext:value-type="percentage">
            <text:p>-92,99 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778729" calcext:value-type="float">
            <text:p>125778729</text:p>
          </table:table-cell>
          <table:table-cell office:value-type="float" office:value="25177535" calcext:value-type="float">
            <text:p>25177535</text:p>
          </table:table-cell>
          <table:table-cell office:value-type="float" office:value="17107351" calcext:value-type="float">
            <text:p>17107351</text:p>
          </table:table-cell>
          <table:table-cell office:value-type="float" office:value="5382359" calcext:value-type="float">
            <text:p>5382359</text:p>
          </table:table-cell>
          <table:table-cell office:value-type="float" office:value="15058942" calcext:value-type="float">
            <text:p>15058942</text:p>
          </table:table-cell>
          <table:table-cell office:value-type="float" office:value="8550992" calcext:value-type="float">
            <text:p>8550992</text:p>
          </table:table-cell>
          <table:table-cell table:style-name="ce8" table:formula="of:=MAX([.$C17:.$G17])/[.$B17]-1" office:value-type="percentage" office:value="-0.799826765621077" calcext:value-type="percentage">
            <text:p>-79,98 %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 table:number-columns-spanned="7" table:number-rows-spanned="1">
            <text:p>YieldingWaitStrategy</text:p>
          </table:table-cell>
          <table:covered-table-cell table:number-columns-repeated="6" table:style-name="Default"/>
          <table:table-cell/>
        </table:table-row>
        <table:table-row table:style-name="ro1">
          <table:table-cell office:value-type="string" calcext:value-type="string">
            <text:p>Threads \ Ring buffer siz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office:value-type="float" office:value="262144" calcext:value-type="float">
            <text:p>262144</text:p>
          </table:table-cell>
          <table:table-cell table:style-name="ce2" office:value-type="float" office:value="524288" calcext:value-type="float">
            <text:p>524288</text:p>
          </table:table-cell>
          <table:table-cell table:style-name="ce7" office:value-type="string" calcext:value-type="string">
            <text:p>Max. gai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1580918" calcext:value-type="float">
            <text:p>131580918</text:p>
          </table:table-cell>
          <table:table-cell office:value-type="float" office:value="125669457" calcext:value-type="float">
            <text:p>125669457</text:p>
          </table:table-cell>
          <table:table-cell office:value-type="float" office:value="113388356" calcext:value-type="float">
            <text:p>113388356</text:p>
          </table:table-cell>
          <table:table-cell office:value-type="float" office:value="118825984" calcext:value-type="float">
            <text:p>118825984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21:.$G21])/[.$B21]-1" office:value-type="percentage" office:value="-0.044926430745832" calcext:value-type="percentage">
            <text:p>-4,49 %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9404418" calcext:value-type="float">
            <text:p>129404418</text:p>
          </table:table-cell>
          <table:table-cell office:value-type="float" office:value="7482582" calcext:value-type="float">
            <text:p>7482582</text:p>
          </table:table-cell>
          <table:table-cell office:value-type="float" office:value="9259898" calcext:value-type="float">
            <text:p>9259898</text:p>
          </table:table-cell>
          <table:table-cell office:value-type="float" office:value="9161107" calcext:value-type="float">
            <text:p>9161107</text:p>
          </table:table-cell>
          <table:table-cell table:number-columns-repeated="2" office:value-type="string" calcext:value-type="string">
            <text:p>N/A</text:p>
          </table:table-cell>
          <table:table-cell table:style-name="ce8" table:formula="of:=MAX([.$C22:.$G22])/[.$B22]-1" office:value-type="percentage" office:value="-0.928442180389853" calcext:value-type="percentage">
            <text:p>-92,84 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778729" calcext:value-type="float">
            <text:p>125778729</text:p>
          </table:table-cell>
          <table:table-cell office:value-type="float" office:value="27041759" calcext:value-type="float">
            <text:p>27041759</text:p>
          </table:table-cell>
          <table:table-cell office:value-type="float" office:value="32265818" calcext:value-type="float">
            <text:p>32265818</text:p>
          </table:table-cell>
          <table:table-cell office:value-type="float" office:value="4599920" calcext:value-type="float">
            <text:p>4599920</text:p>
          </table:table-cell>
          <table:table-cell office:value-type="float" office:value="5477922" calcext:value-type="float">
            <text:p>5477922</text:p>
          </table:table-cell>
          <table:table-cell office:value-type="float" office:value="18744586" calcext:value-type="float">
            <text:p>18744586</text:p>
          </table:table-cell>
          <table:table-cell table:style-name="ce8" table:formula="of:=MAX([.$C23:.$G23])/[.$B23]-1" office:value-type="percentage" office:value="-0.743471584929118" calcext:value-type="percentage">
            <text:p>-74,35 %</text:p>
          </table:table-cell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Ring buffer size = 0: Disruptor deactivated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Configuration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OS</text:p>
          </table:table-cell>
          <table:table-cell table:style-name="ce3" office:value-type="string" calcext:value-type="string" table:number-columns-spanned="2" table:number-rows-spanned="1">
            <text:p>Linux Manjaro 20.0.3</text:p>
          </table:table-cell>
          <table:covered-table-cell table:style-name="Default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RAM</text:p>
          </table:table-cell>
          <table:table-cell table:style-name="Default" office:value-type="string" calcext:value-type="string">
            <text:p>16Go</text:p>
          </table:table-cell>
          <table:table-cell table:style-name="Default" table:number-columns-repeated="4"/>
          <table:table-cell/>
        </table:table-row>
        <calcext:conditional-formats>
          <calcext:conditional-format calcext:target-range-address="'Samples count'.C3:'Samples count'.G5 'Samples count'.C9:'Samples count'.G11 'Samples count'.C15:'Samples count'.G17 'Samples count'.C21:'Samples count'.G23">
            <calcext:condition calcext:apply-style-name="Bad" calcext:value="&lt;[.$B3]" calcext:base-cell-address="'Samples count'.C3"/>
            <calcext:condition calcext:apply-style-name="Good" calcext:value="&gt;[.$B3]" calcext:base-cell-address="'Samples count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ax" style:family="table-cell" style:parent-style-name="Good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9T16:43:33.093239210</meta:creation-date>
    <dc:date>2020-06-19T18:01:02.679411656</dc:date>
    <meta:editing-duration>PT16M9S</meta:editing-duration>
    <meta:editing-cycles>2</meta:editing-cycles>
    <meta:generator>LibreOffice/6.3.6.2$Linux_X86_64 LibreOffice_project/30$Build-2</meta:generator>
    <meta:document-statistic meta:table-count="1" meta:cell-count="138" meta:object-count="0"/>
  </office:meta>
</office:document-meta>
</file>